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01E141B5FFA.png"/>
  <manifest:file-entry manifest:media-type="image/png" manifest:full-path="Pictures/1000020100000140000000D2F1D2DF27.png"/>
  <manifest:file-entry manifest:media-type="image/png" manifest:full-path="Pictures/100000000000007C0000007C395392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top" draw:auto-grow-height="false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7cm"/>
    </style:style>
    <style:style style:name="gr8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cm" draw:marker-start-width="0.3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00ffff" draw:opacity="50%" draw:textarea-horizontal-align="center" draw:textarea-vertical-align="middle" draw:shadow-opacity="50%"/>
    </style:style>
    <style:style style:name="gr12" style:family="graphic" style:parent-style-name="standard">
      <style:graphic-properties draw:stroke="none" draw:fill="solid" draw:fill-color="#00ff00" draw:opacity="50%" draw:textarea-horizontal-align="center" draw:textarea-vertical-align="middle" draw:shadow-opacity="50%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marker-start="Arrow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solid" draw:fill="solid" draw:fill-color="#c0c0c0" draw:opacity="20%" draw:textarea-horizontal-align="center" draw:textarea-vertical-align="middle" draw:shadow-opacity="20%"/>
    </style:style>
    <style:style style:name="gr18" style:family="graphic" style:parent-style-name="standard">
      <style:graphic-properties draw:stroke="none" draw:fill="solid" draw:fill-color="#ff0000" draw:opacity="50%" draw:textarea-horizontal-align="center" draw:textarea-vertical-align="middle" draw:shadow-opacity="50%"/>
    </style:style>
    <style:style style:name="gr19" style:family="graphic" style:parent-style-name="standard">
      <style:graphic-properties svg:stroke-width="0.1cm" svg:stroke-color="#ff0000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draw:marker-start-width="0.45cm" draw:marker-end-width="0.45cm" draw:fill="none" draw:fill-color="#c0c0c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e6e6e6" draw:opacity="95%" draw:textarea-horizontal-align="justify" draw:textarea-vertical-align="middle" draw:auto-grow-height="false" draw:shadow="hidden" draw:shadow-opacity="9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4cm" fo:min-width="0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0000"/>
    </style:style>
    <style:style style:name="P6" style:family="paragraph">
      <style:paragraph-properties fo:margin-left="0cm" fo:margin-right="0cm" fo:text-indent="0cm"/>
      <style:text-properties fo:font-family="'URW Chancery L'" style:font-pitch="variable" fo:font-size="22pt" style:font-size-asian="22pt" style:font-size-complex="22pt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URW Chancery L'" style:font-pitch="variable" fo:font-size="24pt" style:font-size-asian="22pt" style:font-size-complex="22pt"/>
    </style:style>
    <style:style style:name="T6" style:family="text">
      <style:text-properties fo:font-family="'URW Chancery L'" style:font-pitch="variable" fo:font-size="14pt" style:font-size-asian="22pt" style:font-size-complex="22pt"/>
    </style:style>
    <style:style style:name="T7" style:family="text">
      <style:text-properties fo:font-size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polygon draw:style-name="gr1" draw:text-style-name="P1" draw:layer="layout" svg:width="4.999cm" svg:height="3.499cm" svg:x="2.5cm" svg:y="0.5cm" svg:viewBox="0 0 5000 3500" draw:points="3000,0 0,2000 2500,3500 5000,2500">
          <text:p/>
        </draw:polygon>
        <draw:custom-shape draw:style-name="gr2" draw:text-style-name="P1" draw:layer="layout" svg:width="25.714cm" svg:height="3.896cm" svg:x="1.286cm" svg:y="0.294cm">
          <text:p text:style-name="P2">your DO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59cm" svg:height="4.299cm" svg:x="0.441cm" svg:y="8.232cm">
          <text:p text:style-name="P2">Triang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191cm" svg:height="4.043cm" svg:x="0.809cm" svg:y="16.463cm">
          <text:p text:style-name="P2">Pixels</text:p>
          <text:p text:style-name="P2">LDI: z(x,y), x(y,z), y(z,x)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16.5cm" svg:height="3.087cm" svg:x="4.5cm" svg:y="4.5cm">
            <text:p text:style-name="P2">Mapping</text:p>
            <text:p text:style-name="P2">rigid, barycentric, ...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cm" svg:y1="5.259cm" svg:x2="7.5cm" svg:y2="6.759cm">
            <text:p/>
          </draw:line>
          <draw:line draw:style-name="gr3" draw:text-style-name="P1" draw:layer="layout" svg:x1="18.5cm" svg:y1="6.759cm" svg:x2="18.5cm" svg:y2="5.259cm">
            <text:p/>
          </draw:line>
          <draw:frame draw:style-name="gr4" draw:layer="layout" svg:width="0.688cm" svg:height="0.988cm" svg:x="6.5cm" svg:y="5.271cm">
            <draw:text-box>
              <text:p text:style-name="P3">J</text:p>
            </draw:text-box>
          </draw:frame>
          <draw:frame draw:style-name="gr4" draw:layer="layout" svg:width="0.938cm" svg:height="0.988cm" svg:x="19cm" svg:y="5.771cm">
            <draw:text-box>
              <text:p text:style-name="P3">Jt</text:p>
            </draw:text-box>
          </draw:frame>
        </draw:g>
        <draw:g>
          <draw:custom-shape draw:style-name="gr5" draw:text-style-name="P2" draw:layer="layout" svg:width="16.5cm" svg:height="3.065cm" svg:x="4.5cm" svg:y="13cm">
            <text:p text:style-name="P2">GPU mapping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7.963cm" svg:y1="13.543cm" svg:x2="7.963cm" svg:y2="15.543cm">
            <text:p text:style-name="P2"/>
            <text:p text:style-name="P2"/>
          </draw:line>
          <draw:line draw:style-name="gr6" draw:text-style-name="P1" draw:layer="layout" svg:x1="18.5cm" svg:y1="15.469cm" svg:x2="18.5cm" svg:y2="13.469cm">
            <text:p text:style-name="P2"/>
            <text:p text:style-name="P2"/>
          </draw:line>
          <draw:frame draw:style-name="gr7" draw:text-style-name="P3" draw:layer="layout" svg:width="3.042cm" svg:height="0.988cm" svg:x="4.958cm" svg:y="13.577cm">
            <draw:text-box>
              <text:p text:style-name="P3">OpenGL</text:p>
            </draw:text-box>
          </draw:frame>
          <draw:frame draw:style-name="gr4" draw:layer="layout" svg:width="2.14cm" svg:height="0.988cm" svg:x="18.86cm" svg:y="14.065cm">
            <draw:text-box>
              <text:p text:style-name="P3">Cuda</text:p>
            </draw:text-box>
          </draw:frame>
        </draw:g>
        <draw:g>
          <draw:line draw:style-name="gr8" draw:text-style-name="P1" draw:layer="layout" svg:x1="5cm" svg:y1="2.5cm" svg:x2="5.5cm" svg:y2="1cm">
            <text:p/>
          </draw:line>
          <draw:line draw:style-name="gr8" draw:text-style-name="P1" draw:layer="layout" svg:x1="5cm" svg:y1="2.5cm" svg:x2="6.5cm" svg:y2="3cm">
            <text:p/>
          </draw:line>
          <draw:line draw:style-name="gr8" draw:text-style-name="P1" draw:layer="layout" svg:x1="5cm" svg:y1="2.5cm" svg:x2="3.5cm" svg:y2="2.5cm">
            <text:p/>
          </draw:line>
        </draw:g>
        <draw:g>
          <draw:line draw:style-name="gr9" draw:text-style-name="P1" draw:layer="layout" svg:x1="4.5cm" svg:y1="10.5cm" svg:x2="5cm" svg:y2="9cm">
            <text:p/>
          </draw:line>
          <draw:line draw:style-name="gr9" draw:text-style-name="P1" draw:layer="layout" svg:x1="4.5cm" svg:y1="10.5cm" svg:x2="6cm" svg:y2="11cm">
            <text:p/>
          </draw:line>
          <draw:line draw:style-name="gr9" draw:text-style-name="P1" draw:layer="layout" svg:x1="4.5cm" svg:y1="10.5cm" svg:x2="3cm" svg:y2="10.5cm">
            <text:p/>
          </draw:line>
        </draw:g>
        <draw:line draw:style-name="gr10" draw:text-style-name="P1" draw:layer="layout" svg:x1="4.52cm" svg:y1="12.017cm" svg:x2="4.888cm" svg:y2="8.746cm">
          <text:p/>
        </draw:line>
        <draw:polygon draw:style-name="gr11" draw:text-style-name="P1" draw:layer="layout" svg:width="2.315cm" svg:height="3.417cm" svg:x="4.483cm" svg:y="8.599cm" svg:viewBox="0 0 2316 3418" draw:points="478,37 0,3418 2316,2315 515,0">
          <text:p/>
        </draw:polygon>
        <draw:polygon draw:style-name="gr12" draw:text-style-name="P1" draw:layer="layout" svg:width="2.791cm" svg:height="3.38cm" svg:x="2.132cm" svg:y="8.636cm" svg:viewBox="0 0 2792 3381" draw:points="2315,3381 2278,3271 0,1874 2792,0">
          <text:p/>
        </draw:polygon>
        <draw:custom-shape draw:style-name="gr13" draw:text-style-name="P1" draw:layer="layout" svg:width="0.5cm" svg:height="0.5cm" svg:x="6.528cm" svg:y="10.7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4.727cm" svg:y="8.4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1.861cm" svg:y="10.3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4.176cm" svg:y="11.77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polygon draw:style-name="gr11" draw:text-style-name="P1" draw:layer="layout" svg:width="0.345cm" svg:height="0.771cm" svg:x="1.088cm" svg:y="21.792cm" svg:viewBox="0 0 346 772" draw:points="71,8 0,772 346,523 77,0">
            <text:p/>
          </draw:polygon>
          <draw:polygon draw:style-name="gr12" draw:text-style-name="P1" draw:layer="layout" svg:width="0.417cm" svg:height="0.763cm" svg:x="0.736cm" svg:y="21.8cm" svg:viewBox="0 0 418 764" draw:points="346,764 341,739 0,423 418,0">
            <text:p/>
          </draw:polygon>
        </draw:g>
        <draw:frame draw:style-name="gr14" draw:text-style-name="P1" draw:layer="layout" svg:width="3.497cm" svg:height="3.536cm" svg:x="3.065cm" svg:y="16.753cm">
          <draw:image xlink:href="Pictures/100000000000007C0000007C395392DB.png" xlink:type="simple" xlink:show="embed" xlink:actuate="onLoad">
            <text:p/>
          </draw:image>
        </draw:frame>
        <draw:custom-shape draw:style-name="gr13" draw:text-style-name="P1" draw:layer="layout" svg:width="0.5cm" svg:height="0.5cm" svg:x="4.764cm" svg:y="2.25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page-thumbnail draw:style-name="gr15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polygon draw:style-name="gr1" draw:text-style-name="P1" draw:layer="layout" svg:width="4.999cm" svg:height="3.499cm" svg:x="5.881cm" svg:y="1.235cm" svg:viewBox="0 0 5000 3500" draw:points="3000,0 0,2000 2500,3500 5000,2500">
          <text:p/>
        </draw:polygon>
        <draw:g>
          <draw:line draw:style-name="gr10" draw:text-style-name="P1" draw:layer="layout" svg:x1="8.003cm" svg:y1="12.039cm" svg:x2="8.371cm" svg:y2="8.768cm">
            <text:p/>
          </draw:line>
          <draw:polygon draw:style-name="gr11" draw:text-style-name="P1" draw:layer="layout" svg:width="2.315cm" svg:height="3.417cm" svg:x="7.966cm" svg:y="8.621cm" svg:viewBox="0 0 2316 3418" draw:points="478,37 0,3418 2316,2315 515,0">
            <text:p/>
          </draw:polygon>
          <draw:polygon draw:style-name="gr12" draw:text-style-name="P1" draw:layer="layout" svg:width="2.791cm" svg:height="3.38cm" svg:x="5.626cm" svg:y="8.606cm" svg:viewBox="0 0 2792 3381" draw:points="2315,3381 2278,3271 0,1874 2792,0">
            <text:p/>
          </draw:polygon>
          <draw:custom-shape draw:style-name="gr13" draw:text-style-name="P1" draw:layer="layout" svg:width="0.5cm" svg:height="0.5cm" svg:x="10.011cm" svg:y="10.7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8.21cm" svg:y="8.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5.344cm" svg:y="10.3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7.659cm" svg:y="11.79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polygon draw:style-name="gr11" draw:text-style-name="P1" draw:layer="layout" svg:width="0.345cm" svg:height="0.771cm" svg:x="1.088cm" svg:y="21.792cm" svg:viewBox="0 0 346 772" draw:points="71,8 0,772 346,523 77,0">
            <text:p/>
          </draw:polygon>
          <draw:polygon draw:style-name="gr12" draw:text-style-name="P1" draw:layer="layout" svg:width="0.417cm" svg:height="0.763cm" svg:x="0.736cm" svg:y="21.8cm" svg:viewBox="0 0 418 764" draw:points="346,764 341,739 0,423 418,0">
            <text:p/>
          </draw:polygon>
        </draw:g>
        <draw:g>
          <draw:g>
            <draw:line draw:style-name="gr8" draw:text-style-name="P1" draw:layer="layout" svg:x1="8.381cm" svg:y1="3.485cm" svg:x2="8.881cm" svg:y2="1.985cm">
              <text:p/>
            </draw:line>
            <draw:line draw:style-name="gr8" draw:text-style-name="P1" draw:layer="layout" svg:x1="8.381cm" svg:y1="3.485cm" svg:x2="9.881cm" svg:y2="3.985cm">
              <text:p/>
            </draw:line>
            <draw:line draw:style-name="gr8" draw:text-style-name="P1" draw:layer="layout" svg:x1="8.381cm" svg:y1="3.485cm" svg:x2="6.881cm" svg:y2="3.485cm">
              <text:p/>
            </draw:line>
          </draw:g>
          <draw:custom-shape draw:style-name="gr13" draw:text-style-name="P1" draw:layer="layout" svg:width="0.5cm" svg:height="0.5cm" svg:x="8.145cm" svg:y="3.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polygon draw:style-name="gr1" draw:text-style-name="P1" draw:layer="layout" svg:width="3.085cm" svg:height="2.159cm" svg:x="14.196cm" svg:y="1.905cm" svg:viewBox="0 0 3086 2160" draw:points="1851,0 0,1234 1543,2160 3086,1543">
          <text:p/>
        </draw:polygon>
        <draw:g>
          <draw:custom-shape draw:style-name="gr13" draw:text-style-name="P1" draw:layer="layout" svg:width="0.382cm" svg:height="0.382cm" svg:x="13.252cm" svg:y="4.099cm">
            <text:p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83cm" svg:height="0.382cm" svg:x="13.7cm" svg:y="1.8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polygon draw:style-name="gr10" draw:text-style-name="P1" draw:layer="layout" svg:width="4.588cm" svg:height="2.676cm" svg:x="13.471cm" svg:y="1.631cm" svg:viewBox="0 0 4589 2677" draw:points="382,382 4589,0 4589,2677 0,2677">
            <text:p/>
          </draw:polygon>
          <draw:custom-shape draw:style-name="gr13" draw:text-style-name="P1" draw:layer="layout" svg:width="0.383cm" svg:height="0.382cm" svg:x="17.831cm" svg:y="1.49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83cm" svg:height="0.382cm" svg:x="17.831cm" svg:y="4.07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" draw:layer="layout" svg:width="3.33cm" svg:height="0.988cm" svg:x="0.032cm" svg:y="9.437cm">
          <draw:text-box>
            <text:p text:style-name="P2">Triangles</text:p>
          </draw:text-box>
        </draw:frame>
        <draw:frame draw:style-name="gr4" draw:layer="layout" svg:width="2.187cm" svg:height="0.988cm" svg:x="0.604cm" svg:y="2.05cm">
          <draw:text-box>
            <text:p text:style-name="P2">DOFs</text:p>
          </draw:text-box>
        </draw:frame>
        <draw:g>
          <draw:line draw:style-name="gr16" draw:text-style-name="P1" draw:layer="layout" svg:x1="8.381cm" svg:y1="5.57cm" svg:x2="8.381cm" svg:y2="8.07cm">
            <text:p/>
          </draw:line>
          <draw:frame draw:style-name="gr4" draw:layer="layout" svg:width="1.924cm" svg:height="0.988cm" svg:x="6.381cm" svg:y="6.07cm">
            <draw:text-box>
              <text:p text:style-name="P3">rigid</text:p>
            </draw:text-box>
          </draw:frame>
        </draw:g>
        <draw:g>
          <draw:line draw:style-name="gr10" draw:text-style-name="P1" draw:layer="layout" svg:x1="16.189cm" svg:y1="11.641cm" svg:x2="16.469cm" svg:y2="9.151cm">
            <text:p/>
          </draw:line>
          <draw:polygon draw:style-name="gr11" draw:text-style-name="P1" draw:layer="layout" svg:width="1.762cm" svg:height="2.601cm" svg:x="16.161cm" svg:y="9.039cm" svg:viewBox="0 0 1763 2602" draw:points="364,28 0,2602 1763,1762 392,0">
            <text:p/>
          </draw:polygon>
          <draw:polygon draw:style-name="gr12" draw:text-style-name="P1" draw:layer="layout" svg:width="2.124cm" svg:height="2.573cm" svg:x="14.38cm" svg:y="9.028cm" svg:viewBox="0 0 2125 2574" draw:points="1762,2574 1734,2490 0,1427 2125,0">
            <text:p/>
          </draw:polygon>
          <draw:custom-shape draw:style-name="gr13" draw:text-style-name="P1" draw:layer="layout" svg:width="0.38cm" svg:height="0.38cm" svg:x="17.718cm" svg:y="10.64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81cm" svg:height="0.38cm" svg:x="16.347cm" svg:y="8.9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8cm" svg:height="0.38cm" svg:x="14.165cm" svg:y="10.3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8cm" svg:height="0.38cm" svg:x="15.928cm" svg:y="11.45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line draw:style-name="gr16" draw:text-style-name="P1" draw:layer="layout" svg:x1="17.275cm" svg:y1="5.57cm" svg:x2="17.275cm" svg:y2="8.07cm">
            <text:p/>
          </draw:line>
          <draw:frame draw:style-name="gr4" draw:layer="layout" svg:width="4.109cm" svg:height="0.988cm" svg:x="13.07cm" svg:y="6.107cm">
            <draw:text-box>
              <text:p text:style-name="P3">barycentric</text:p>
            </draw:text-box>
          </draw:frame>
        </draw:g>
        <draw:g>
          <draw:g>
            <draw:line draw:style-name="gr8" draw:text-style-name="P1" draw:layer="layout" svg:x1="22.946cm" svg:y1="3.647cm" svg:x2="23.387cm" svg:y2="2.325cm">
              <text:p/>
            </draw:line>
            <draw:line draw:style-name="gr8" draw:text-style-name="P1" draw:layer="layout" svg:x1="22.946cm" svg:y1="3.647cm" svg:x2="24.268cm" svg:y2="4.088cm">
              <text:p/>
            </draw:line>
            <draw:line draw:style-name="gr8" draw:text-style-name="P1" draw:layer="layout" svg:x1="22.945cm" svg:y1="3.647cm" svg:x2="21.623cm" svg:y2="3.647cm">
              <text:p/>
            </draw:line>
          </draw:g>
          <draw:custom-shape draw:style-name="gr13" draw:text-style-name="P1" draw:layer="layout" svg:width="0.441cm" svg:height="0.441cm" svg:x="22.737cm" svg:y="3.43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g>
            <draw:line draw:style-name="gr8" draw:text-style-name="P1" draw:layer="layout" svg:x1="25.598cm" svg:y1="3.491cm" svg:x2="25.195cm" svg:y2="2.157cm">
              <text:p/>
            </draw:line>
            <draw:line draw:style-name="gr8" draw:text-style-name="P1" draw:layer="layout" svg:x1="25.598cm" svg:y1="3.491cm" svg:x2="26.932cm" svg:y2="3.088cm">
              <text:p/>
            </draw:line>
            <draw:line draw:style-name="gr8" draw:text-style-name="P1" draw:layer="layout" svg:x1="25.598cm" svg:y1="3.492cm" svg:x2="24.518cm" svg:y2="4.255cm">
              <text:p/>
            </draw:line>
          </draw:g>
          <draw:custom-shape draw:style-name="gr13" draw:text-style-name="P1" draw:layer="layout" svg:width="0.44cm" svg:height="0.441cm" draw:transform="rotate (0.615228561327885) translate (25.303cm 3.434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polygon draw:style-name="gr17" draw:text-style-name="P1" draw:layer="layout" svg:width="2.915cm" svg:height="3.563cm" svg:x="21.314cm" svg:y="1.093cm" svg:viewBox="0 0 2916 3564" draw:points="0,0 2916,745 1166,3564">
          <text:p/>
        </draw:polygon>
        <draw:polygon draw:style-name="gr17" draw:text-style-name="P1" draw:layer="layout" svg:width="3.531cm" svg:height="2.818cm" svg:x="22.553cm" svg:y="1.797cm" svg:viewBox="0 0 3532 2819" draw:points="3532,2818 1750,0 0,2819">
          <text:p/>
        </draw:polygon>
        <draw:polygon draw:style-name="gr17" draw:text-style-name="P1" draw:layer="layout" svg:width="3.077cm" svg:height="3.012cm" svg:x="24.267cm" svg:y="1.626cm" svg:viewBox="0 0 3078 3013" draw:points="1782,3013 0,195 3078,0">
          <text:p/>
        </draw:polygon>
        <draw:g>
          <draw:polygon draw:style-name="gr12" draw:text-style-name="P1" draw:layer="layout" svg:width="2.424cm" svg:height="2.963cm" svg:x="21.861cm" svg:y="9.115cm" svg:viewBox="0 0 2425 2964" draw:points="0,0 2425,619 970,2964">
            <text:p/>
          </draw:polygon>
          <draw:polygon draw:style-name="gr11" draw:text-style-name="P1" draw:layer="layout" svg:width="2.936cm" svg:height="2.343cm" svg:x="22.83cm" svg:y="9.735cm" svg:viewBox="0 0 2937 2344" draw:points="2937,2344 1455,0 0,2344">
            <text:p/>
          </draw:polygon>
          <draw:polygon draw:style-name="gr18" draw:text-style-name="P1" draw:layer="layout" svg:width="2.558cm" svg:height="2.505cm" svg:x="24.286cm" svg:y="9.573cm" svg:viewBox="0 0 2559 2506" draw:points="1482,2506 0,162 2559,0">
            <text:p/>
          </draw:polygon>
          <draw:custom-shape draw:style-name="gr13" draw:text-style-name="P1" draw:layer="layout" svg:width="0.367cm" svg:height="0.367cm" svg:x="21.632cm" svg:y="8.969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67cm" svg:height="0.366cm" svg:x="24.083cm" svg:y="9.53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67cm" svg:height="0.367cm" svg:x="26.615cm" svg:y="9.4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66cm" svg:height="0.367cm" svg:x="25.551cm" svg:y="11.825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67cm" svg:height="0.367cm" svg:x="22.655cm" svg:y="11.851cm">
            <text:p/>
  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line draw:style-name="gr16" draw:text-style-name="P1" draw:layer="layout" svg:x1="24.662cm" svg:y1="5.791cm" svg:x2="24.662cm" svg:y2="8.291cm">
            <text:p/>
          </draw:line>
          <draw:frame draw:style-name="gr4" draw:layer="layout" svg:width="3.258cm" svg:height="0.988cm" svg:x="21.486cm" svg:y="6.328cm">
            <draw:text-box>
              <text:p text:style-name="P3">blending</text:p>
            </draw:text-box>
          </draw:frame>
        </draw:g>
        <draw:g>
          <draw:frame draw:style-name="gr4" draw:layer="layout" svg:width="3.224cm" svg:height="0.988cm" svg:x="0.085cm" svg:y="5.885cm">
            <draw:text-box>
              <text:p text:style-name="P2">Mapping</text:p>
            </draw:text-box>
          </draw:frame>
          <draw:line draw:style-name="gr16" draw:text-style-name="P1" draw:layer="layout" svg:x1="3.152cm" svg:y1="5.239cm" svg:x2="3.152cm" svg:y2="7.739cm">
            <text:p/>
          </draw:line>
        </draw:g>
        <draw:g>
          <draw:frame draw:style-name="gr4" draw:layer="layout" svg:width="3.224cm" svg:height="0.988cm" svg:x="0.268cm" svg:y="14.41cm">
            <draw:text-box>
              <text:p text:style-name="P2">Mapping</text:p>
            </draw:text-box>
          </draw:frame>
          <draw:line draw:style-name="gr16" draw:text-style-name="P1" draw:layer="layout" svg:x1="3.335cm" svg:y1="13.764cm" svg:x2="3.335cm" svg:y2="16.264cm">
            <text:p/>
          </draw:line>
        </draw:g>
        <draw:line draw:style-name="gr19" draw:text-style-name="P1" draw:layer="layout" svg:x1="10.584cm" svg:y1="10.988cm" svg:x2="14.038cm" svg:y2="10.584cm">
          <text:p/>
        </draw:line>
        <draw:frame draw:style-name="gr4" draw:text-style-name="P5" draw:layer="layout" svg:width="1.129cm" svg:height="0.988cm" svg:x="11.796cm" svg:y="9.738cm">
          <draw:text-box>
            <text:p text:style-name="P3"><text:span text:style-name="T1">f1</text:span></text:p>
          </draw:text-box>
        </draw:frame>
        <presentation:notes draw:style-name="dp2">
          <draw:page-thumbnail draw:style-name="gr15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1" draw:layer="layout" svg:width="11.286cm" svg:height="7.406cm" svg:x="4.683cm" svg:y="6.366cm">
          <draw:image xlink:href="Pictures/1000020100000140000000D2F1D2DF27.png" xlink:type="simple" xlink:show="embed" xlink:actuate="onLoad">
            <text:p/>
          </draw:image>
        </draw:frame>
        <draw:g>
          <draw:polygon draw:style-name="gr20" draw:text-style-name="P1" draw:layer="layout" svg:width="7.238cm" svg:height="8.645cm" svg:x="2.977cm" svg:y="5.576cm" svg:viewBox="0 0 7239 8646" draw:points="0,0 7239,120 1947,8646">
            <text:p/>
          </draw:polygon>
          <draw:polygon draw:style-name="gr20" draw:text-style-name="P1" draw:layer="layout" svg:width="8.965cm" svg:height="8.525cm" svg:x="4.925cm" svg:y="5.696cm" svg:viewBox="0 0 8966 8526" draw:points="8966,8415 5292,0 0,8526">
            <text:p/>
          </draw:polygon>
          <draw:polygon draw:style-name="gr20" draw:text-style-name="P1" draw:layer="layout" svg:width="6.429cm" svg:height="8.414cm" svg:x="10.217cm" svg:y="5.696cm" svg:viewBox="0 0 6430 8415" draw:points="3674,8415 0,0 6430,294">
            <text:p/>
          </draw:polygon>
        </draw:g>
        <draw:frame draw:style-name="gr14" draw:text-style-name="P1" draw:layer="layout" svg:width="14.108cm" svg:height="1.057cm" svg:x="10.18cm" svg:y="8.768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22.189cm" svg:y1="9.199cm" svg:x2="22.259cm" svg:y2="7.619cm">
              <text:p/>
            </draw:line>
            <draw:line draw:style-name="gr8" draw:text-style-name="P1" draw:layer="layout" svg:x1="22.189cm" svg:y1="9.199cm" svg:x2="23.769cm" svg:y2="9.269cm">
              <text:p/>
            </draw:line>
            <draw:line draw:style-name="gr8" draw:text-style-name="P1" draw:layer="layout" svg:x1="22.189cm" svg:y1="9.199cm" svg:x2="20.746cm" svg:y2="9.61cm">
              <text:p/>
            </draw:line>
          </draw:g>
          <draw:custom-shape draw:style-name="gr13" draw:text-style-name="P1" draw:layer="layout" svg:width="0.5cm" svg:height="0.5cm" draw:transform="rotate (0.277332818141847) translate (21.895cm 9.028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" draw:text-style-name="P1" draw:layer="layout" svg:width="0.5cm" svg:height="0.5cm" svg:x="2.706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9.945cm" svg:y="5.4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16.339cm" svg:y="5.74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13.546cm" svg:y="13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5cm" svg:height="0.5cm" svg:x="4.69cm" svg:y="13.97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layer="layout" svg:width="0.5cm" svg:height="0.5cm" svg:x="10.275cm" svg:y="9.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page-thumbnail draw:style-name="gr15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frame draw:style-name="gr14" draw:text-style-name="P1" draw:layer="layout" svg:width="6.789cm" svg:height="4.456cm" svg:x="7.917cm" svg:y="1.551cm">
            <draw:image xlink:href="Pictures/1000020100000140000000D2F1D2DF27.png" xlink:type="simple" xlink:show="embed" xlink:actuate="onLoad">
              <text:p/>
            </draw:image>
          </draw:frame>
          <draw:frame draw:style-name="gr14" draw:text-style-name="P1" draw:layer="layout" svg:width="8.487cm" svg:height="0.636cm" svg:x="11.357cm" svg:y="3.04cm">
            <draw:image xlink:href="Pictures/10000201000001900000001E141B5FFA.png" xlink:type="simple" xlink:show="embed" xlink:actuate="onLoad">
              <text:p/>
            </draw:image>
          </draw:frame>
        </draw:g>
        <draw:g>
          <draw:g>
            <draw:line draw:style-name="gr8" draw:text-style-name="P1" draw:layer="layout" svg:x1="17.088cm" svg:y1="3.343cm" svg:x2="17.189cm" svg:y2="1.06cm">
              <text:p/>
            </draw:line>
            <draw:line draw:style-name="gr8" draw:text-style-name="P1" draw:layer="layout" svg:x1="17.088cm" svg:y1="3.343cm" svg:x2="19.371cm" svg:y2="3.444cm">
              <text:p/>
            </draw:line>
            <draw:line draw:style-name="gr8" draw:text-style-name="P1" draw:layer="layout" svg:x1="17.088cm" svg:y1="3.343cm" svg:x2="15.003cm" svg:y2="3.937cm">
              <text:p/>
            </draw:line>
          </draw:g>
          <draw:custom-shape draw:style-name="gr13" draw:text-style-name="P1" draw:layer="layout" svg:width="0.723cm" svg:height="0.723cm" draw:transform="rotate (0.277332818141847) translate (16.664cm 3.096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3" draw:text-style-name="P1" draw:layer="layout" svg:width="0.723cm" svg:height="0.723cm" svg:x="6.454cm" svg:y="0.9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layer="layout" svg:width="0.723cm" svg:height="0.723cm" svg:x="11.021cm" svg:y="3.18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olygon draw:style-name="gr10" draw:text-style-name="P1" draw:layer="layout" svg:width="3.823cm" svg:height="5.628cm" svg:x="6.74cm" svg:y="1.043cm" svg:viewBox="0 0 3824 5629" draw:points="0,159 3824,0 1169,5629">
          <text:p/>
        </draw:polygon>
        <draw:polygon draw:style-name="gr10" draw:text-style-name="P1" draw:layer="layout" svg:width="6.425cm" svg:height="5.628cm" svg:x="7.909cm" svg:y="1.045cm" svg:viewBox="0 0 6426 5629" draw:points="6426,5521 2655,0 0,5629">
          <text:p/>
        </draw:polygon>
        <draw:polygon draw:style-name="gr10" draw:text-style-name="P1" draw:layer="layout" svg:width="4.727cm" svg:height="6.267cm" svg:x="10.564cm" svg:y="0.299cm" svg:viewBox="0 0 4728 6268" draw:points="3771,6268 0,747 4728,0">
          <text:p/>
        </draw:polygon>
        <draw:custom-shape draw:style-name="gr13" draw:text-style-name="P1" draw:layer="layout" svg:width="0.723cm" svg:height="0.722cm" svg:x="10.171cm" svg:y="0.69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2cm" svg:height="0.723cm" svg:x="14.792cm" svg:y="0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3cm" svg:x="13.942cm" svg:y="6.2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2cm" svg:x="7.516cm" svg:y="6.2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" draw:text-style-name="P1" draw:layer="layout" svg:width="4.697cm" svg:height="3.083cm" svg:x="7.866cm" svg:y="14.415cm">
          <draw:image xlink:href="Pictures/1000020100000140000000D2F1D2DF27.png" xlink:type="simple" xlink:show="embed" xlink:actuate="onLoad">
            <text:p/>
          </draw:image>
        </draw:frame>
        <draw:frame draw:style-name="gr14" draw:text-style-name="P1" draw:layer="layout" svg:width="5.872cm" svg:height="0.44cm" svg:x="15.187cm" svg:y="15.736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18.055cm" svg:y1="10.734cm" svg:x2="18.125cm" svg:y2="9.154cm">
              <text:p/>
            </draw:line>
            <draw:line draw:style-name="gr8" draw:text-style-name="P1" draw:layer="layout" svg:x1="18.055cm" svg:y1="10.734cm" svg:x2="19.635cm" svg:y2="10.804cm">
              <text:p/>
            </draw:line>
            <draw:line draw:style-name="gr8" draw:text-style-name="P1" draw:layer="layout" svg:x1="18.055cm" svg:y1="10.734cm" svg:x2="16.612cm" svg:y2="11.145cm">
              <text:p/>
            </draw:line>
          </draw:g>
          <draw:custom-shape draw:style-name="gr13" draw:text-style-name="P1" draw:layer="layout" svg:width="0.5cm" svg:height="0.5cm" draw:transform="rotate (0.277332818141847) translate (17.761cm 10.56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1" draw:text-style-name="P1" draw:layer="layout" svg:width="0.5cm" svg:height="0.5cm" svg:x="9.964cm" svg:y="19.39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13" draw:text-style-name="P1" draw:layer="layout" svg:width="0.5cm" svg:height="0.5cm" svg:x="7.08cm" svg:y="8.35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polygon draw:style-name="gr10" draw:text-style-name="P1" draw:layer="layout" svg:width="2.645cm" svg:height="3.894cm" svg:x="7.278cm" svg:y="8.453cm" svg:viewBox="0 0 2646 3895" draw:points="0,110 2646,0 809,3895">
            <text:p/>
          </draw:polygon>
          <draw:polygon draw:style-name="gr10" draw:text-style-name="P1" draw:layer="layout" svg:width="4.445cm" svg:height="3.894cm" svg:x="8.087cm" svg:y="8.454cm" svg:viewBox="0 0 4446 3895" draw:points="4446,3820 1837,0 0,3895">
            <text:p/>
          </draw:polygon>
          <draw:polygon draw:style-name="gr10" draw:text-style-name="P1" draw:layer="layout" svg:width="3.27cm" svg:height="4.336cm" svg:x="9.924cm" svg:y="7.938cm" svg:viewBox="0 0 3271 4337" draw:points="2609,4337 0,517 3271,0">
            <text:p/>
          </draw:polygon>
          <draw:custom-shape draw:style-name="gr13" draw:text-style-name="P1" draw:layer="layout" svg:width="0.5cm" svg:height="0.5cm" svg:x="9.652cm" svg:y="8.20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12.849cm" svg:y="7.73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12.261cm" svg:y="12.0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5cm" svg:height="0.5cm" svg:x="7.815cm" svg:y="12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1" draw:text-style-name="P1" draw:layer="layout" svg:width="0.5cm" svg:height="0.5cm" svg:x="17.873cm" svg:y="19.39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line draw:style-name="gr3" draw:text-style-name="P1" draw:layer="layout" svg:x1="10.044cm" svg:y1="12.555cm" svg:x2="10.044cm" svg:y2="14.055cm">
            <text:p/>
          </draw:line>
          <draw:line draw:style-name="gr3" draw:text-style-name="P1" draw:layer="layout" svg:x1="11.044cm" svg:y1="14.055cm" svg:x2="11.044cm" svg:y2="12.555cm">
            <text:p/>
          </draw:line>
          <draw:frame draw:style-name="gr4" draw:layer="layout" svg:width="1.459cm" svg:height="0.988cm" svg:x="8.232cm" svg:y="12.798cm">
            <draw:text-box>
              <text:p text:style-name="P3">x,v</text:p>
            </draw:text-box>
          </draw:frame>
          <draw:frame draw:style-name="gr4" draw:layer="layout" svg:width="0.726cm" svg:height="0.988cm" svg:x="11.47cm" svg:y="12.871cm">
            <draw:text-box>
              <text:p text:style-name="P3">f</text:p>
            </draw:text-box>
          </draw:frame>
        </draw:g>
        <draw:g>
          <draw:line draw:style-name="gr3" draw:text-style-name="P1" draw:layer="layout" svg:x1="10.081cm" svg:y1="17.111cm" svg:x2="10.081cm" svg:y2="18.611cm">
            <text:p/>
          </draw:line>
          <draw:line draw:style-name="gr3" draw:text-style-name="P1" draw:layer="layout" svg:x1="11.081cm" svg:y1="18.611cm" svg:x2="11.081cm" svg:y2="17.111cm">
            <text:p/>
          </draw:line>
          <draw:frame draw:style-name="gr4" draw:layer="layout" svg:width="1.459cm" svg:height="0.988cm" svg:x="8.269cm" svg:y="17.354cm">
            <draw:text-box>
              <text:p text:style-name="P3">x,v</text:p>
            </draw:text-box>
          </draw:frame>
          <draw:frame draw:style-name="gr4" draw:layer="layout" svg:width="0.726cm" svg:height="0.988cm" svg:x="11.507cm" svg:y="17.427cm">
            <draw:text-box>
              <text:p text:style-name="P3">f</text:p>
            </draw:text-box>
          </draw:frame>
        </draw:g>
        <draw:g>
          <draw:line draw:style-name="gr3" draw:text-style-name="P1" draw:layer="layout" svg:x1="17.953cm" svg:y1="12.555cm" svg:x2="17.953cm" svg:y2="14.055cm">
            <text:p/>
          </draw:line>
          <draw:line draw:style-name="gr3" draw:text-style-name="P1" draw:layer="layout" svg:x1="18.953cm" svg:y1="14.055cm" svg:x2="18.953cm" svg:y2="12.555cm">
            <text:p/>
          </draw:line>
          <draw:frame draw:style-name="gr4" draw:layer="layout" svg:width="1.459cm" svg:height="0.988cm" svg:x="16.141cm" svg:y="12.798cm">
            <draw:text-box>
              <text:p text:style-name="P3">x,v</text:p>
            </draw:text-box>
          </draw:frame>
          <draw:frame draw:style-name="gr4" draw:layer="layout" svg:width="0.726cm" svg:height="0.988cm" svg:x="19.379cm" svg:y="12.871cm">
            <draw:text-box>
              <text:p text:style-name="P3">f</text:p>
            </draw:text-box>
          </draw:frame>
        </draw:g>
        <draw:g>
          <draw:line draw:style-name="gr3" draw:text-style-name="P1" draw:layer="layout" svg:x1="17.953cm" svg:y1="17.111cm" svg:x2="17.953cm" svg:y2="18.611cm">
            <text:p/>
          </draw:line>
          <draw:line draw:style-name="gr3" draw:text-style-name="P1" draw:layer="layout" svg:x1="18.953cm" svg:y1="18.611cm" svg:x2="18.953cm" svg:y2="17.111cm">
            <text:p/>
          </draw:line>
          <draw:frame draw:style-name="gr4" draw:layer="layout" svg:width="1.459cm" svg:height="0.988cm" svg:x="16.141cm" svg:y="17.354cm">
            <draw:text-box>
              <text:p text:style-name="P3">x,v</text:p>
            </draw:text-box>
          </draw:frame>
          <draw:frame draw:style-name="gr4" draw:layer="layout" svg:width="0.726cm" svg:height="0.988cm" svg:x="19.379cm" svg:y="17.427cm">
            <draw:text-box>
              <text:p text:style-name="P3">f</text:p>
            </draw:text-box>
          </draw:frame>
        </draw:g>
        <draw:g>
          <draw:line draw:style-name="gr19" draw:text-style-name="P1" draw:layer="layout" svg:x1="12.257cm" svg:y1="19.61cm" svg:x2="16.257cm" svg:y2="19.61cm">
            <text:p/>
          </draw:line>
          <draw:g>
            <draw:frame draw:style-name="gr4" draw:text-style-name="P5" draw:layer="layout" svg:width="0.726cm" svg:height="0.988cm" svg:x="13.793cm" svg:y="19.703cm">
              <draw:text-box>
                <text:p text:style-name="P3"><text:span text:style-name="T1">f</text:span></text:p>
              </draw:text-box>
            </draw:frame>
            <draw:frame draw:style-name="gr4" draw:text-style-name="P5" draw:layer="layout" svg:width="1.035cm" svg:height="0.988cm" svg:x="15.415cm" svg:y="19.857cm">
              <draw:text-box>
                <text:p text:style-name="P3"><text:span text:style-name="T1">+</text:span></text:p>
              </draw:text-box>
            </draw:frame>
            <draw:frame draw:style-name="gr4" draw:text-style-name="P5" draw:layer="layout" svg:width="0.731cm" svg:height="0.988cm" svg:x="12.22cm" svg:y="19.857cm">
              <draw:text-box>
                <text:p text:style-name="P3"><text:span text:style-name="T1">-</text:span></text:p>
              </draw:text-box>
            </draw:frame>
          </draw:g>
        </draw:g>
        <draw:frame draw:style-name="gr4" draw:layer="layout" svg:width="1.857cm" svg:height="0.988cm" svg:x="3.714cm" svg:y="9.922cm">
          <draw:text-box>
            <text:p text:style-name="P3">DOF</text:p>
          </draw:text-box>
        </draw:frame>
        <draw:frame draw:style-name="gr4" draw:layer="layout" svg:width="3.296cm" svg:height="0.988cm" svg:x="2.994cm" svg:y="12.972cm">
          <draw:text-box>
            <text:p text:style-name="P3">mapping</text:p>
          </draw:text-box>
        </draw:frame>
        <draw:frame draw:style-name="gr4" draw:layer="layout" svg:width="3.296cm" svg:height="0.988cm" svg:x="2.994cm" svg:y="17.419cm">
          <draw:text-box>
            <text:p text:style-name="P3">mapping</text:p>
          </draw:text-box>
        </draw:frame>
        <draw:frame draw:style-name="gr4" draw:layer="layout" svg:width="2.415cm" svg:height="0.988cm" svg:x="3.435cm" svg:y="15.398cm">
          <draw:text-box>
            <text:p text:style-name="P3">shape</text:p>
          </draw:text-box>
        </draw:frame>
        <draw:frame draw:style-name="gr4" draw:layer="layout" svg:width="2.877cm" svg:height="0.988cm" svg:x="3.204cm" svg:y="19.183cm">
          <draw:text-box>
            <text:p text:style-name="P3">contact</text:p>
          </draw:text-box>
        </draw:frame>
        <draw:line draw:style-name="gr10" draw:text-style-name="P1" draw:layer="layout" svg:x1="4.5cm" svg:y1="7.5cm" svg:x2="19cm" svg:y2="7.5cm">
          <text:p/>
        </draw:line>
        <presentation:notes draw:style-name="dp2">
          <draw:page-thumbnail draw:style-name="gr15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22" draw:text-style-name="P1" draw:layer="layout" svg:width="14.732cm" svg:height="7.366cm" svg:x="6.35cm" svg:y="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6.789cm" svg:height="4.456cm" svg:x="8.792cm" svg:y="1.495cm">
          <draw:image xlink:href="Pictures/1000020100000140000000D2F1D2DF27.png" xlink:type="simple" xlink:show="embed" xlink:actuate="onLoad">
            <text:p/>
          </draw:image>
        </draw:frame>
        <draw:custom-shape draw:style-name="gr13" draw:text-style-name="P1" draw:layer="layout" svg:width="0.723cm" svg:height="0.723cm" svg:x="7.357cm" svg:y="1.2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layer="layout" svg:width="0.723cm" svg:height="0.723cm" svg:x="11.961cm" svg:y="3.25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olygon draw:style-name="gr10" draw:text-style-name="P1" draw:layer="layout" svg:width="3.823cm" svg:height="5.628cm" svg:x="7.643cm" svg:y="1.438cm" svg:viewBox="0 0 3824 5629" draw:points="0,159 3824,0 1169,5629">
          <text:p/>
        </draw:polygon>
        <draw:polygon draw:style-name="gr10" draw:text-style-name="P1" draw:layer="layout" svg:width="6.425cm" svg:height="5.628cm" svg:x="8.812cm" svg:y="1.44cm" svg:viewBox="0 0 6426 5629" draw:points="6426,5521 2655,0 0,5629">
          <text:p/>
        </draw:polygon>
        <draw:polygon draw:style-name="gr10" draw:text-style-name="P1" draw:layer="layout" svg:width="4.727cm" svg:height="6.267cm" svg:x="11.467cm" svg:y="0.694cm" svg:viewBox="0 0 4728 6268" draw:points="3771,6268 0,747 4728,0">
          <text:p/>
        </draw:polygon>
        <draw:custom-shape draw:style-name="gr13" draw:text-style-name="P1" draw:layer="layout" svg:width="0.723cm" svg:height="0.722cm" svg:x="11.074cm" svg:y="1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2cm" svg:height="0.723cm" svg:x="15.695cm" svg:y="0.39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3cm" svg:x="14.845cm" svg:y="6.6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2cm" svg:x="8.419cm" svg:y="6.6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" draw:text-style-name="P1" draw:layer="layout" svg:width="4.697cm" svg:height="3.083cm" svg:x="9.926cm" svg:y="14.188cm">
          <draw:image xlink:href="Pictures/1000020100000140000000D2F1D2DF27.png" xlink:type="simple" xlink:show="embed" xlink:actuate="onLoad">
            <text:p/>
          </draw:image>
        </draw:frame>
        <draw:frame draw:style-name="gr14" draw:text-style-name="P1" draw:layer="layout" svg:width="5.872cm" svg:height="0.44cm" svg:x="12.336cm" svg:y="15.226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16.87cm" svg:y1="10.649cm" svg:x2="16.94cm" svg:y2="9.069cm">
              <text:p/>
            </draw:line>
            <draw:line draw:style-name="gr8" draw:text-style-name="P1" draw:layer="layout" svg:x1="16.87cm" svg:y1="10.649cm" svg:x2="18.45cm" svg:y2="10.719cm">
              <text:p/>
            </draw:line>
            <draw:line draw:style-name="gr8" draw:text-style-name="P1" draw:layer="layout" svg:x1="16.87cm" svg:y1="10.649cm" svg:x2="15.427cm" svg:y2="11.06cm">
              <text:p/>
            </draw:line>
          </draw:g>
          <draw:custom-shape draw:style-name="gr13" draw:text-style-name="P1" draw:layer="layout" svg:width="0.5cm" svg:height="0.5cm" draw:transform="rotate (0.277332818141847) translate (16.576cm 10.478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3" draw:text-style-name="P1" draw:layer="layout" svg:width="0.392cm" svg:height="0.392cm" svg:x="9.471cm" svg:y="8.4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polygon draw:style-name="gr10" draw:text-style-name="P1" draw:layer="layout" svg:width="2.076cm" svg:height="3.056cm" svg:x="9.626cm" svg:y="8.567cm" svg:viewBox="0 0 2077 3057" draw:points="0,86 2077,0 635,3057">
            <text:p/>
          </draw:polygon>
          <draw:polygon draw:style-name="gr10" draw:text-style-name="P1" draw:layer="layout" svg:width="3.488cm" svg:height="3.056cm" svg:x="10.261cm" svg:y="8.567cm" svg:viewBox="0 0 3489 3057" draw:points="3489,2998 1442,0 0,3057">
            <text:p/>
          </draw:polygon>
          <draw:polygon draw:style-name="gr10" draw:text-style-name="P1" draw:layer="layout" svg:width="2.566cm" svg:height="3.403cm" svg:x="11.703cm" svg:y="8.162cm" svg:viewBox="0 0 2567 3404" draw:points="2048,3404 0,406 2567,0">
            <text:p/>
          </draw:polygon>
          <draw:custom-shape draw:style-name="gr13" draw:text-style-name="P1" draw:layer="layout" svg:width="0.392cm" svg:height="0.393cm" svg:x="11.49cm" svg:y="8.3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2cm" svg:height="0.392cm" svg:x="13.999cm" svg:y="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3cm" svg:height="0.392cm" svg:x="13.537cm" svg:y="11.37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2cm" svg:height="0.392cm" svg:x="10.048cm" svg:y="11.40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21" draw:text-style-name="P1" draw:layer="layout" svg:width="0.5cm" svg:height="0.5cm" svg:x="12.596cm" svg:y="19.3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9" draw:text-style-name="P1" draw:layer="layout" svg:x1="10.903cm" svg:y1="19.596cm" svg:x2="14.903cm" svg:y2="19.596cm">
            <text:p/>
          </draw:line>
          <draw:g>
            <draw:frame draw:style-name="gr4" draw:text-style-name="P5" draw:layer="layout" svg:width="0.997cm" svg:height="0.988cm" svg:x="12.439cm" svg:y="19.774cm">
              <draw:text-box>
                <text:p text:style-name="P3"><text:span text:style-name="T1">f</text:span><text:span text:style-name="T2">c</text:span></text:p>
              </draw:text-box>
            </draw:frame>
            <draw:frame draw:style-name="gr4" draw:text-style-name="P5" draw:layer="layout" svg:width="1.035cm" svg:height="0.988cm" svg:x="14.061cm" svg:y="19.928cm">
              <draw:text-box>
                <text:p text:style-name="P3"><text:span text:style-name="T1">+</text:span></text:p>
              </draw:text-box>
            </draw:frame>
            <draw:frame draw:style-name="gr4" draw:text-style-name="P5" draw:layer="layout" svg:width="0.731cm" svg:height="0.988cm" svg:x="10.866cm" svg:y="19.928cm">
              <draw:text-box>
                <text:p text:style-name="P3"><text:span text:style-name="T1">-</text:span></text:p>
              </draw:text-box>
            </draw:frame>
          </draw:g>
        </draw:g>
        <draw:frame draw:style-name="gr4" draw:layer="layout" svg:width="1.857cm" svg:height="0.988cm" svg:x="1.752cm" svg:y="10.217cm">
          <draw:text-box>
            <text:p text:style-name="P3">DOF</text:p>
          </draw:text-box>
        </draw:frame>
        <draw:frame draw:style-name="gr4" draw:layer="layout" svg:width="3.296cm" svg:height="0.988cm" svg:x="0.341cm" svg:y="12.706cm">
          <draw:text-box>
            <text:p text:style-name="P3">mapping</text:p>
          </draw:text-box>
        </draw:frame>
        <draw:frame draw:style-name="gr4" draw:layer="layout" svg:width="3.296cm" svg:height="0.988cm" svg:x="0.37cm" svg:y="17.529cm">
          <draw:text-box>
            <text:p text:style-name="P3">mapping</text:p>
          </draw:text-box>
        </draw:frame>
        <draw:frame draw:style-name="gr4" draw:layer="layout" svg:width="2.415cm" svg:height="0.988cm" svg:x="1.278cm" svg:y="14.962cm">
          <draw:text-box>
            <text:p text:style-name="P3">shape</text:p>
          </draw:text-box>
        </draw:frame>
        <draw:frame draw:style-name="gr4" draw:layer="layout" svg:width="2.877cm" svg:height="0.988cm" svg:x="0.732cm" svg:y="19.211cm">
          <draw:text-box>
            <text:p text:style-name="P3">contact</text:p>
          </draw:text-box>
        </draw:frame>
        <draw:frame draw:style-name="gr4" draw:layer="layout" svg:width="1.039cm" svg:height="0.988cm" svg:x="7.886cm" svg:y="19.277cm">
          <draw:text-box>
            <text:p text:style-name="P3">f<text:span text:style-name="T3">2</text:span></text:p>
          </draw:text-box>
        </draw:frame>
        <draw:frame draw:style-name="gr4" draw:layer="layout" svg:width="1.039cm" svg:height="0.988cm" svg:x="7.909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4.776cm" svg:y="19.277cm">
          <draw:text-box>
            <text:p text:style-name="P3"><text:span text:style-name="T4">x</text:span><text:span text:style-name="T3">2</text:span></text:p>
          </draw:text-box>
        </draw:frame>
        <draw:line draw:style-name="gr24" draw:text-style-name="P1" draw:layer="layout" svg:x1="5.397cm" svg:y1="12.694cm" svg:x2="5.397cm" svg:y2="13.694cm">
          <text:p/>
        </draw:line>
        <draw:frame draw:style-name="gr25" draw:text-style-name="P6" draw:layer="layout" svg:width="1.057cm" svg:height="1.535cm" svg:x="4.407cm" svg:y="12.223cm">
          <draw:text-box>
            <text:p text:style-name="P3"><text:span text:style-name="T5">J</text:span><text:span text:style-name="T6">1</text:span></text:p>
          </draw:text-box>
        </draw:frame>
        <draw:line draw:style-name="gr24" draw:text-style-name="P1" draw:layer="layout" svg:x1="6.877cm" svg:y1="12.694cm" svg:x2="6.877cm" svg:y2="13.694cm">
          <text:p/>
        </draw:line>
        <draw:frame draw:style-name="gr4" draw:layer="layout" svg:width="1.001cm" svg:height="0.988cm" svg:x="5.994cm" svg:y="12.564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8.313cm" svg:y="12.706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8.641cm" svg:y="12.564cm">
            <draw:text-box>
              <text:p text:style-name="P3"><text:span text:style-name="T8">T</text:span></text:p>
            </draw:text-box>
          </draw:frame>
        </draw:g>
        <draw:line draw:style-name="gr24" draw:text-style-name="P1" draw:layer="layout" svg:x1="8.357cm" svg:y1="13.694cm" svg:x2="8.357cm" svg:y2="12.694cm">
          <text:p/>
        </draw:line>
        <draw:frame draw:style-name="gr4" draw:layer="layout" svg:width="1.192cm" svg:height="0.988cm" svg:x="4.97cm" svg:y="10.217cm">
          <draw:text-box>
            <text:p text:style-name="P3">x<text:span text:style-name="T7">0</text:span></text:p>
          </draw:text-box>
        </draw:frame>
        <draw:frame draw:style-name="gr23" draw:text-style-name="P3" draw:layer="layout" svg:width="1.192cm" svg:height="0.988cm" svg:x="4.832cm" svg:y="15.044cm">
          <draw:text-box>
            <text:p text:style-name="P3"><text:span text:style-name="T4">x</text:span><text:span text:style-name="T3">1</text:span></text:p>
          </draw:text-box>
        </draw:frame>
        <draw:line draw:style-name="gr24" draw:text-style-name="P1" draw:layer="layout" svg:x1="5.37cm" svg:y1="17.573cm" svg:x2="5.37cm" svg:y2="18.573cm">
          <text:p/>
        </draw:line>
        <draw:line draw:style-name="gr24" draw:text-style-name="P1" draw:layer="layout" svg:x1="6.85cm" svg:y1="17.573cm" svg:x2="6.85cm" svg:y2="18.573cm">
          <text:p/>
        </draw:line>
        <draw:line draw:style-name="gr24" draw:text-style-name="P1" draw:layer="layout" svg:x1="8.33cm" svg:y1="18.573cm" svg:x2="8.33cm" svg:y2="17.573cm">
          <text:p/>
        </draw:line>
        <draw:frame draw:style-name="gr4" draw:layer="layout" svg:width="1.039cm" svg:height="0.988cm" svg:x="8.071cm" svg:y="10.217cm">
          <draw:text-box>
            <text:p text:style-name="P3">f<text:span text:style-name="T7">0</text:span></text:p>
          </draw:text-box>
        </draw:frame>
        <draw:custom-shape draw:style-name="gr26" draw:text-style-name="P1" draw:layer="layout" svg:width="19.332cm" svg:height="4.29cm" svg:x="4.064cm" svg:y="7.8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332cm" svg:height="3.584cm" svg:x="3.979cm" svg:y="13.8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332cm" svg:height="2.032cm" svg:x="4.036cm" svg:y="18.79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92cm" svg:height="0.988cm" svg:x="6.661cm" svg:y="10.217cm">
          <draw:text-box>
            <text:p text:style-name="P3">v<text:span text:style-name="T7">0</text:span></text:p>
          </draw:text-box>
        </draw:frame>
        <draw:frame draw:style-name="gr27" draw:text-style-name="P3" draw:layer="layout" svg:width="1.192cm" svg:height="1.073cm" svg:x="6.407cm" svg:y="15.044cm">
          <draw:text-box>
            <text:p text:style-name="P3">v<text:span text:style-name="T3">1</text:span></text:p>
          </draw:text-box>
        </draw:frame>
        <draw:frame draw:style-name="gr4" draw:layer="layout" svg:width="1.192cm" svg:height="0.988cm" svg:x="6.294cm" svg:y="19.277cm">
          <draw:text-box>
            <text:p text:style-name="P3">v<text:span text:style-name="T3">2</text:span></text:p>
          </draw:text-box>
        </draw:frame>
        <draw:frame draw:style-name="gr4" draw:layer="layout" svg:width="1.039cm" svg:height="0.988cm" svg:x="21.937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18.86cm" svg:y="15.044cm">
          <draw:text-box>
            <text:p text:style-name="P3"><text:span text:style-name="T4">x</text:span><text:span text:style-name="T3">1</text:span></text:p>
          </draw:text-box>
        </draw:frame>
        <draw:frame draw:style-name="gr27" draw:text-style-name="P3" draw:layer="layout" svg:width="1.192cm" svg:height="1.073cm" svg:x="20.435cm" svg:y="14.959cm">
          <draw:text-box>
            <text:p text:style-name="P3">v<text:span text:style-name="T3">1</text:span></text:p>
          </draw:text-box>
        </draw:frame>
        <draw:frame draw:style-name="gr4" draw:layer="layout" svg:width="1.039cm" svg:height="0.988cm" svg:x="21.856cm" svg:y="19.277cm">
          <draw:text-box>
            <text:p text:style-name="P3">f<text:span text:style-name="T3">2</text:span></text:p>
          </draw:text-box>
        </draw:frame>
        <draw:frame draw:style-name="gr23" draw:text-style-name="P3" draw:layer="layout" svg:width="1.192cm" svg:height="0.988cm" svg:x="18.746cm" svg:y="19.277cm">
          <draw:text-box>
            <text:p text:style-name="P3"><text:span text:style-name="T4">x</text:span><text:span text:style-name="T3">2</text:span></text:p>
          </draw:text-box>
        </draw:frame>
        <draw:frame draw:style-name="gr4" draw:layer="layout" svg:width="1.192cm" svg:height="0.988cm" svg:x="20.264cm" svg:y="19.277cm">
          <draw:text-box>
            <text:p text:style-name="P3">v<text:span text:style-name="T3">2</text:span></text:p>
          </draw:text-box>
        </draw:frame>
        <draw:frame draw:style-name="gr4" draw:layer="layout" svg:width="1.192cm" svg:height="0.988cm" svg:x="19.11cm" svg:y="10.217cm">
          <draw:text-box>
            <text:p text:style-name="P3">x<text:span text:style-name="T7">0</text:span></text:p>
          </draw:text-box>
        </draw:frame>
        <draw:frame draw:style-name="gr4" draw:layer="layout" svg:width="1.039cm" svg:height="0.988cm" svg:x="22.211cm" svg:y="10.217cm">
          <draw:text-box>
            <text:p text:style-name="P3">f<text:span text:style-name="T7">0</text:span></text:p>
          </draw:text-box>
        </draw:frame>
        <draw:frame draw:style-name="gr4" draw:layer="layout" svg:width="1.192cm" svg:height="0.988cm" svg:x="20.801cm" svg:y="10.217cm">
          <draw:text-box>
            <text:p text:style-name="P3">v<text:span text:style-name="T7">0</text:span></text:p>
          </draw:text-box>
        </draw:frame>
        <draw:line draw:style-name="gr24" draw:text-style-name="P1" draw:layer="layout" svg:x1="19.396cm" svg:y1="12.611cm" svg:x2="19.396cm" svg:y2="13.611cm">
          <text:p/>
        </draw:line>
        <draw:line draw:style-name="gr24" draw:text-style-name="P1" draw:layer="layout" svg:x1="20.876cm" svg:y1="12.611cm" svg:x2="20.876cm" svg:y2="13.611cm">
          <text:p/>
        </draw:line>
        <draw:line draw:style-name="gr24" draw:text-style-name="P1" draw:layer="layout" svg:x1="22.356cm" svg:y1="13.611cm" svg:x2="22.356cm" svg:y2="12.611cm">
          <text:p/>
        </draw:line>
        <draw:line draw:style-name="gr24" draw:text-style-name="P1" draw:layer="layout" svg:x1="19.199cm" svg:y1="17.574cm" svg:x2="19.199cm" svg:y2="18.574cm">
          <text:p/>
        </draw:line>
        <draw:line draw:style-name="gr24" draw:text-style-name="P1" draw:layer="layout" svg:x1="20.679cm" svg:y1="17.574cm" svg:x2="20.679cm" svg:y2="18.574cm">
          <text:p/>
        </draw:line>
        <draw:line draw:style-name="gr24" draw:text-style-name="P1" draw:layer="layout" svg:x1="22.159cm" svg:y1="18.574cm" svg:x2="22.159cm" svg:y2="17.574cm">
          <text:p/>
        </draw:line>
        <draw:frame draw:style-name="gr14" draw:text-style-name="P1" draw:layer="layout" svg:width="8.487cm" svg:height="0.636cm" svg:x="12.232cm" svg:y="2.984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17.954cm" svg:y1="3.334cm" svg:x2="18.055cm" svg:y2="1.051cm">
              <text:p/>
            </draw:line>
            <draw:line draw:style-name="gr8" draw:text-style-name="P1" draw:layer="layout" svg:x1="17.954cm" svg:y1="3.334cm" svg:x2="20.237cm" svg:y2="3.435cm">
              <text:p/>
            </draw:line>
            <draw:line draw:style-name="gr8" draw:text-style-name="P1" draw:layer="layout" svg:x1="17.954cm" svg:y1="3.334cm" svg:x2="15.869cm" svg:y2="3.928cm">
              <text:p/>
            </draw:line>
          </draw:g>
          <draw:custom-shape draw:style-name="gr13" draw:text-style-name="P1" draw:layer="layout" svg:width="0.723cm" svg:height="0.723cm" draw:transform="rotate (0.277332818141847) translate (17.53cm 3.087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5" draw:text-style-name="P6" draw:layer="layout" svg:width="1.057cm" svg:height="1.535cm" svg:x="4.303cm" svg:y="17.234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5.888cm" svg:y="17.608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8.418cm" svg:y="17.715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8.746cm" svg:y="17.573cm">
            <draw:text-box>
              <text:p text:style-name="P3"><text:span text:style-name="T8">T</text:span></text:p>
            </draw:text-box>
          </draw:frame>
        </draw:g>
        <draw:frame draw:style-name="gr25" draw:text-style-name="P6" draw:layer="layout" svg:width="1.057cm" svg:height="1.535cm" svg:x="18.029cm" svg:y="12.191cm">
          <draw:text-box>
            <text:p text:style-name="P3"><text:span text:style-name="T5">J</text:span><text:span text:style-name="T6">1</text:span></text:p>
          </draw:text-box>
        </draw:frame>
        <draw:frame draw:style-name="gr4" draw:layer="layout" svg:width="1.001cm" svg:height="0.988cm" svg:x="19.78cm" svg:y="12.401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22.391cm" svg:y="12.641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22.719cm" svg:y="12.499cm">
            <draw:text-box>
              <text:p text:style-name="P3"><text:span text:style-name="T8">T</text:span></text:p>
            </draw:text-box>
          </draw:frame>
        </draw:g>
        <draw:frame draw:style-name="gr4" draw:layer="layout" svg:width="0.676cm" svg:height="0.988cm" svg:x="18.428cm" svg:y="12.409cm">
          <draw:text-box>
            <text:p text:style-name="P3">'</text:p>
          </draw:text-box>
        </draw:frame>
        <draw:frame draw:style-name="gr4" draw:layer="layout" svg:width="0.676cm" svg:height="0.988cm" svg:x="19.897cm" svg:y="12.29cm">
          <draw:text-box>
            <text:p text:style-name="P3">'</text:p>
          </draw:text-box>
        </draw:frame>
        <draw:frame draw:style-name="gr4" draw:layer="layout" svg:width="0.676cm" svg:height="0.988cm" svg:x="22.478cm" svg:y="12.409cm">
          <draw:text-box>
            <text:p text:style-name="P3">'</text:p>
          </draw:text-box>
        </draw:frame>
        <draw:frame draw:style-name="gr4" draw:layer="layout" svg:width="0.676cm" svg:height="0.988cm" svg:x="19.382cm" svg:y="10.12cm">
          <draw:text-box>
            <text:p text:style-name="P3">'</text:p>
          </draw:text-box>
        </draw:frame>
        <draw:frame draw:style-name="gr4" draw:layer="layout" svg:width="0.676cm" svg:height="0.988cm" svg:x="21.063cm" svg:y="10.107cm">
          <draw:text-box>
            <text:p text:style-name="P3">'</text:p>
          </draw:text-box>
        </draw:frame>
        <draw:frame draw:style-name="gr4" draw:layer="layout" svg:width="0.676cm" svg:height="0.988cm" svg:x="22.44cm" svg:y="10.081cm">
          <draw:text-box>
            <text:p text:style-name="P3">'</text:p>
          </draw:text-box>
        </draw:frame>
        <draw:frame draw:style-name="gr4" draw:layer="layout" svg:width="0.676cm" svg:height="0.988cm" svg:x="19.159cm" svg:y="14.962cm">
          <draw:text-box>
            <text:p text:style-name="P3">'</text:p>
          </draw:text-box>
        </draw:frame>
        <draw:frame draw:style-name="gr4" draw:layer="layout" svg:width="0.676cm" svg:height="0.988cm" svg:x="20.747cm" svg:y="14.87cm">
          <draw:text-box>
            <text:p text:style-name="P3">'</text:p>
          </draw:text-box>
        </draw:frame>
        <draw:frame draw:style-name="gr4" draw:layer="layout" svg:width="0.676cm" svg:height="0.988cm" svg:x="22.124cm" svg:y="14.83cm">
          <draw:text-box>
            <text:p text:style-name="P3">'</text:p>
          </draw:text-box>
        </draw:frame>
        <draw:frame draw:style-name="gr4" draw:layer="layout" svg:width="0.676cm" svg:height="0.988cm" svg:x="19.003cm" svg:y="19.156cm">
          <draw:text-box>
            <text:p text:style-name="P3">'</text:p>
          </draw:text-box>
        </draw:frame>
        <draw:frame draw:style-name="gr4" draw:layer="layout" svg:width="0.676cm" svg:height="0.988cm" svg:x="20.525cm" svg:y="19.142cm">
          <draw:text-box>
            <text:p text:style-name="P3">'</text:p>
          </draw:text-box>
        </draw:frame>
        <draw:frame draw:style-name="gr4" draw:layer="layout" svg:width="0.676cm" svg:height="0.988cm" svg:x="20.526cm" svg:y="19.142cm">
          <draw:text-box>
            <text:p text:style-name="P3">'</text:p>
          </draw:text-box>
        </draw:frame>
        <draw:frame draw:style-name="gr4" draw:layer="layout" svg:width="0.676cm" svg:height="0.988cm" svg:x="22.048cm" svg:y="19.089cm">
          <draw:text-box>
            <text:p text:style-name="P3">'</text:p>
          </draw:text-box>
        </draw:frame>
        <draw:frame draw:style-name="gr25" draw:text-style-name="P6" draw:layer="layout" svg:width="1.057cm" svg:height="1.535cm" svg:x="18.023cm" svg:y="17.235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19.739cm" svg:y="17.476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21.133cm" svg:y="17.609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21.461cm" svg:y="17.467cm">
            <draw:text-box>
              <text:p text:style-name="P3"><text:span text:style-name="T8">T</text:span></text:p>
            </draw:text-box>
          </draw:frame>
        </draw:g>
        <draw:frame draw:style-name="gr4" draw:layer="layout" svg:width="0.676cm" svg:height="0.988cm" svg:x="18.46cm" svg:y="17.397cm">
          <draw:text-box>
            <text:p text:style-name="P3">'</text:p>
          </draw:text-box>
        </draw:frame>
        <draw:frame draw:style-name="gr4" draw:layer="layout" svg:width="0.676cm" svg:height="0.988cm" svg:x="19.89cm" svg:y="17.318cm">
          <draw:text-box>
            <text:p text:style-name="P3">'</text:p>
          </draw:text-box>
        </draw:frame>
        <draw:frame draw:style-name="gr4" draw:layer="layout" svg:width="0.676cm" svg:height="0.988cm" svg:x="21.227cm" svg:y="17.37cm">
          <draw:text-box>
            <text:p text:style-name="P3">'</text:p>
          </draw:text-box>
        </draw:frame>
        <presentation:notes draw:style-name="dp2">
          <draw:page-thumbnail draw:style-name="gr15" draw:layer="layout" svg:width="14.848cm" svg:height="11.135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22" draw:text-style-name="P1" draw:layer="layout" svg:width="14.732cm" svg:height="7.366cm" svg:x="6.35cm" svg:y="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6.789cm" svg:height="4.456cm" svg:x="8.792cm" svg:y="1.495cm">
          <draw:image xlink:href="Pictures/1000020100000140000000D2F1D2DF27.png" xlink:type="simple" xlink:show="embed" xlink:actuate="onLoad">
            <text:p/>
          </draw:image>
        </draw:frame>
        <draw:custom-shape draw:style-name="gr13" draw:text-style-name="P1" draw:layer="layout" svg:width="0.723cm" svg:height="0.723cm" svg:x="7.357cm" svg:y="1.2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layer="layout" svg:width="0.723cm" svg:height="0.723cm" svg:x="11.961cm" svg:y="3.25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olygon draw:style-name="gr10" draw:text-style-name="P1" draw:layer="layout" svg:width="3.823cm" svg:height="5.628cm" svg:x="7.643cm" svg:y="1.438cm" svg:viewBox="0 0 3824 5629" draw:points="0,159 3824,0 1169,5629">
          <text:p/>
        </draw:polygon>
        <draw:polygon draw:style-name="gr10" draw:text-style-name="P1" draw:layer="layout" svg:width="6.425cm" svg:height="5.628cm" svg:x="8.812cm" svg:y="1.44cm" svg:viewBox="0 0 6426 5629" draw:points="6426,5521 2655,0 0,5629">
          <text:p/>
        </draw:polygon>
        <draw:polygon draw:style-name="gr10" draw:text-style-name="P1" draw:layer="layout" svg:width="4.727cm" svg:height="6.267cm" svg:x="11.467cm" svg:y="0.694cm" svg:viewBox="0 0 4728 6268" draw:points="3771,6268 0,747 4728,0">
          <text:p/>
        </draw:polygon>
        <draw:custom-shape draw:style-name="gr13" draw:text-style-name="P1" draw:layer="layout" svg:width="0.723cm" svg:height="0.722cm" svg:x="11.074cm" svg:y="1.0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2cm" svg:height="0.723cm" svg:x="15.695cm" svg:y="0.39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3cm" svg:x="14.845cm" svg:y="6.60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1" draw:layer="layout" svg:width="0.723cm" svg:height="0.722cm" svg:x="8.419cm" svg:y="6.6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4" draw:text-style-name="P1" draw:layer="layout" svg:width="4.697cm" svg:height="3.083cm" svg:x="9.926cm" svg:y="14.188cm">
          <draw:image xlink:href="Pictures/1000020100000140000000D2F1D2DF27.png" xlink:type="simple" xlink:show="embed" xlink:actuate="onLoad">
            <text:p/>
          </draw:image>
        </draw:frame>
        <draw:frame draw:style-name="gr14" draw:text-style-name="P1" draw:layer="layout" svg:width="5.872cm" svg:height="0.44cm" svg:x="12.336cm" svg:y="15.226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16.443cm" svg:y1="10.58cm" svg:x2="16.513cm" svg:y2="9cm">
              <text:p/>
            </draw:line>
            <draw:line draw:style-name="gr8" draw:text-style-name="P1" draw:layer="layout" svg:x1="16.443cm" svg:y1="10.58cm" svg:x2="18.023cm" svg:y2="10.65cm">
              <text:p/>
            </draw:line>
            <draw:line draw:style-name="gr8" draw:text-style-name="P1" draw:layer="layout" svg:x1="16.443cm" svg:y1="10.58cm" svg:x2="15cm" svg:y2="10.991cm">
              <text:p/>
            </draw:line>
          </draw:g>
          <draw:custom-shape draw:style-name="gr13" draw:text-style-name="P1" draw:layer="layout" svg:width="0.5cm" svg:height="0.5cm" draw:transform="rotate (0.277332818141847) translate (16.149cm 10.409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3" draw:text-style-name="P1" draw:layer="layout" svg:width="0.392cm" svg:height="0.392cm" svg:x="9.471cm" svg:y="8.4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polygon draw:style-name="gr10" draw:text-style-name="P1" draw:layer="layout" svg:width="2.076cm" svg:height="3.056cm" svg:x="9.626cm" svg:y="8.567cm" svg:viewBox="0 0 2077 3057" draw:points="0,86 2077,0 635,3057">
            <text:p/>
          </draw:polygon>
          <draw:polygon draw:style-name="gr10" draw:text-style-name="P1" draw:layer="layout" svg:width="3.488cm" svg:height="3.056cm" svg:x="10.261cm" svg:y="8.567cm" svg:viewBox="0 0 3489 3057" draw:points="3489,2998 1442,0 0,3057">
            <text:p/>
          </draw:polygon>
          <draw:polygon draw:style-name="gr10" draw:text-style-name="P1" draw:layer="layout" svg:width="2.566cm" svg:height="3.403cm" svg:x="11.703cm" svg:y="8.162cm" svg:viewBox="0 0 2567 3404" draw:points="2048,3404 0,406 2567,0">
            <text:p/>
          </draw:polygon>
          <draw:custom-shape draw:style-name="gr13" draw:text-style-name="P1" draw:layer="layout" svg:width="0.392cm" svg:height="0.393cm" svg:x="11.49cm" svg:y="8.3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2cm" svg:height="0.392cm" svg:x="13.999cm" svg:y="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3cm" svg:height="0.392cm" svg:x="13.537cm" svg:y="11.37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3" draw:text-style-name="P1" draw:layer="layout" svg:width="0.392cm" svg:height="0.392cm" svg:x="10.048cm" svg:y="11.40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21" draw:text-style-name="P1" draw:layer="layout" svg:width="0.5cm" svg:height="0.5cm" svg:x="13.404cm" svg:y="19.20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9" draw:text-style-name="P1" draw:layer="layout" svg:x1="9cm" svg:y1="19.5cm" svg:x2="18.5cm" svg:y2="19.5cm">
          <text:p/>
        </draw:line>
        <draw:frame draw:style-name="gr4" draw:text-style-name="P5" draw:layer="layout" svg:width="0.997cm" svg:height="0.988cm" svg:x="13.247cm" svg:y="19.662cm">
          <draw:text-box>
            <text:p text:style-name="P3"><text:span text:style-name="T1">f</text:span><text:span text:style-name="T2">c</text:span></text:p>
          </draw:text-box>
        </draw:frame>
        <draw:frame draw:style-name="gr4" draw:text-style-name="P5" draw:layer="layout" svg:width="1.035cm" svg:height="0.988cm" svg:x="9cm" svg:y="19.512cm">
          <draw:text-box>
            <text:p text:style-name="P3"><text:span text:style-name="T1">+</text:span></text:p>
          </draw:text-box>
        </draw:frame>
        <draw:frame draw:style-name="gr4" draw:text-style-name="P5" draw:layer="layout" svg:width="0.731cm" svg:height="0.988cm" svg:x="17.769cm" svg:y="19.512cm">
          <draw:text-box>
            <text:p text:style-name="P3"><text:span text:style-name="T1">-</text:span></text:p>
          </draw:text-box>
        </draw:frame>
        <draw:frame draw:style-name="gr4" draw:layer="layout" svg:width="1.857cm" svg:height="0.988cm" svg:x="1.752cm" svg:y="10.217cm">
          <draw:text-box>
            <text:p text:style-name="P3">DOF</text:p>
          </draw:text-box>
        </draw:frame>
        <draw:frame draw:style-name="gr4" draw:layer="layout" svg:width="3.296cm" svg:height="0.988cm" svg:x="0.341cm" svg:y="12.706cm">
          <draw:text-box>
            <text:p text:style-name="P3">mapping</text:p>
          </draw:text-box>
        </draw:frame>
        <draw:frame draw:style-name="gr4" draw:layer="layout" svg:width="3.296cm" svg:height="0.988cm" svg:x="0.37cm" svg:y="17.529cm">
          <draw:text-box>
            <text:p text:style-name="P3">mapping</text:p>
          </draw:text-box>
        </draw:frame>
        <draw:frame draw:style-name="gr4" draw:layer="layout" svg:width="2.415cm" svg:height="0.988cm" svg:x="1.278cm" svg:y="14.962cm">
          <draw:text-box>
            <text:p text:style-name="P3">shape</text:p>
          </draw:text-box>
        </draw:frame>
        <draw:frame draw:style-name="gr4" draw:layer="layout" svg:width="2.877cm" svg:height="0.988cm" svg:x="0.732cm" svg:y="19.211cm">
          <draw:text-box>
            <text:p text:style-name="P3">contact</text:p>
          </draw:text-box>
        </draw:frame>
        <draw:frame draw:style-name="gr4" draw:layer="layout" svg:width="1.039cm" svg:height="0.988cm" svg:x="7.886cm" svg:y="19.277cm">
          <draw:text-box>
            <text:p text:style-name="P3">f<text:span text:style-name="T3">2</text:span></text:p>
          </draw:text-box>
        </draw:frame>
        <draw:frame draw:style-name="gr4" draw:layer="layout" svg:width="1.039cm" svg:height="0.988cm" svg:x="7.909cm" svg:y="15.044cm">
          <draw:text-box>
            <text:p text:style-name="P3">f<text:span text:style-name="T3">1</text:span></text:p>
          </draw:text-box>
        </draw:frame>
        <draw:frame draw:style-name="gr23" draw:text-style-name="P3" draw:layer="layout" svg:width="1.192cm" svg:height="0.988cm" svg:x="4.776cm" svg:y="19.277cm">
          <draw:text-box>
            <text:p text:style-name="P3"><text:span text:style-name="T4">x</text:span><text:span text:style-name="T3">2</text:span></text:p>
          </draw:text-box>
        </draw:frame>
        <draw:line draw:style-name="gr24" draw:text-style-name="P1" draw:layer="layout" svg:x1="5.397cm" svg:y1="12.694cm" svg:x2="5.397cm" svg:y2="13.694cm">
          <text:p/>
        </draw:line>
        <draw:frame draw:style-name="gr25" draw:text-style-name="P6" draw:layer="layout" svg:width="1.057cm" svg:height="1.535cm" svg:x="4.407cm" svg:y="12.223cm">
          <draw:text-box>
            <text:p text:style-name="P3"><text:span text:style-name="T5">J</text:span><text:span text:style-name="T6">1</text:span></text:p>
          </draw:text-box>
        </draw:frame>
        <draw:line draw:style-name="gr24" draw:text-style-name="P1" draw:layer="layout" svg:x1="6.877cm" svg:y1="12.694cm" svg:x2="6.877cm" svg:y2="13.694cm">
          <text:p/>
        </draw:line>
        <draw:frame draw:style-name="gr4" draw:layer="layout" svg:width="1.001cm" svg:height="0.988cm" svg:x="5.994cm" svg:y="12.564cm">
          <draw:text-box>
            <text:p text:style-name="P3">J<text:span text:style-name="T7">1</text:span></text:p>
          </draw:text-box>
        </draw:frame>
        <draw:g>
          <draw:frame draw:style-name="gr4" draw:layer="layout" svg:width="1.001cm" svg:height="0.988cm" svg:x="8.313cm" svg:y="12.706cm">
            <draw:text-box>
              <text:p text:style-name="P3">J<text:span text:style-name="T7">1</text:span></text:p>
            </draw:text-box>
          </draw:frame>
          <draw:frame draw:style-name="gr4" draw:text-style-name="P7" draw:layer="layout" svg:width="0.79cm" svg:height="0.747cm" svg:x="8.641cm" svg:y="12.564cm">
            <draw:text-box>
              <text:p text:style-name="P3"><text:span text:style-name="T8">T</text:span></text:p>
            </draw:text-box>
          </draw:frame>
        </draw:g>
        <draw:line draw:style-name="gr24" draw:text-style-name="P1" draw:layer="layout" svg:x1="8.357cm" svg:y1="13.694cm" svg:x2="8.357cm" svg:y2="12.694cm">
          <text:p/>
        </draw:line>
        <draw:frame draw:style-name="gr4" draw:layer="layout" svg:width="1.192cm" svg:height="0.988cm" svg:x="4.97cm" svg:y="10.217cm">
          <draw:text-box>
            <text:p text:style-name="P3">x<text:span text:style-name="T7">0</text:span></text:p>
          </draw:text-box>
        </draw:frame>
        <draw:frame draw:style-name="gr23" draw:text-style-name="P3" draw:layer="layout" svg:width="1.192cm" svg:height="0.988cm" svg:x="4.832cm" svg:y="15.044cm">
          <draw:text-box>
            <text:p text:style-name="P3"><text:span text:style-name="T4">x</text:span><text:span text:style-name="T3">1</text:span></text:p>
          </draw:text-box>
        </draw:frame>
        <draw:line draw:style-name="gr24" draw:text-style-name="P1" draw:layer="layout" svg:x1="5.37cm" svg:y1="17.573cm" svg:x2="5.37cm" svg:y2="18.573cm">
          <text:p/>
        </draw:line>
        <draw:line draw:style-name="gr24" draw:text-style-name="P1" draw:layer="layout" svg:x1="6.85cm" svg:y1="17.573cm" svg:x2="6.85cm" svg:y2="18.573cm">
          <text:p/>
        </draw:line>
        <draw:line draw:style-name="gr24" draw:text-style-name="P1" draw:layer="layout" svg:x1="8.33cm" svg:y1="18.573cm" svg:x2="8.33cm" svg:y2="17.573cm">
          <text:p/>
        </draw:line>
        <draw:frame draw:style-name="gr4" draw:layer="layout" svg:width="1.039cm" svg:height="0.988cm" svg:x="8.071cm" svg:y="10.217cm">
          <draw:text-box>
            <text:p text:style-name="P3">f<text:span text:style-name="T7">0</text:span></text:p>
          </draw:text-box>
        </draw:frame>
        <draw:custom-shape draw:style-name="gr26" draw:text-style-name="P1" draw:layer="layout" svg:width="4.936cm" svg:height="2.665cm" svg:x="4.064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21cm" svg:height="3.143cm" svg:x="3.979cm" svg:y="13.8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964cm" svg:height="2.032cm" svg:x="4.036cm" svg:y="18.79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.192cm" svg:height="0.988cm" svg:x="6.661cm" svg:y="10.217cm">
          <draw:text-box>
            <text:p text:style-name="P3">v<text:span text:style-name="T7">0</text:span></text:p>
          </draw:text-box>
        </draw:frame>
        <draw:frame draw:style-name="gr27" draw:text-style-name="P3" draw:layer="layout" svg:width="1.192cm" svg:height="1.073cm" svg:x="6.407cm" svg:y="15.044cm">
          <draw:text-box>
            <text:p text:style-name="P3">v<text:span text:style-name="T3">1</text:span></text:p>
          </draw:text-box>
        </draw:frame>
        <draw:frame draw:style-name="gr4" draw:layer="layout" svg:width="1.192cm" svg:height="0.988cm" svg:x="6.294cm" svg:y="19.277cm">
          <draw:text-box>
            <text:p text:style-name="P3">v<text:span text:style-name="T3">2</text:span></text:p>
          </draw:text-box>
        </draw:frame>
        <draw:line draw:style-name="gr24" draw:text-style-name="P1" draw:layer="layout" svg:x1="23.016cm" svg:y1="12.667cm" svg:x2="23.016cm" svg:y2="13.667cm">
          <text:p/>
        </draw:line>
        <draw:line draw:style-name="gr24" draw:text-style-name="P1" draw:layer="layout" svg:x1="20.876cm" svg:y1="12.611cm" svg:x2="20.876cm" svg:y2="13.611cm">
          <text:p/>
        </draw:line>
        <draw:line draw:style-name="gr24" draw:text-style-name="P1" draw:layer="layout" svg:x1="18.791cm" svg:y1="13.444cm" svg:x2="18.791cm" svg:y2="12.444cm">
          <text:p/>
        </draw:line>
        <draw:line draw:style-name="gr24" draw:text-style-name="P1" draw:layer="layout" svg:x1="22.819cm" svg:y1="17.63cm" svg:x2="22.819cm" svg:y2="18.63cm">
          <text:p/>
        </draw:line>
        <draw:line draw:style-name="gr24" draw:text-style-name="P1" draw:layer="layout" svg:x1="21.18cm" svg:y1="17.49cm" svg:x2="21.18cm" svg:y2="18.49cm">
          <text:p/>
        </draw:line>
        <draw:line draw:style-name="gr24" draw:text-style-name="P1" draw:layer="layout" svg:x1="18.734cm" svg:y1="18.434cm" svg:x2="18.734cm" svg:y2="17.434cm">
          <text:p/>
        </draw:line>
        <draw:frame draw:style-name="gr14" draw:text-style-name="P1" draw:layer="layout" svg:width="8.487cm" svg:height="0.636cm" svg:x="12.232cm" svg:y="2.984cm">
          <draw:image xlink:href="Pictures/10000201000001900000001E141B5FFA.png" xlink:type="simple" xlink:show="embed" xlink:actuate="onLoad">
            <text:p/>
          </draw:image>
        </draw:frame>
        <draw:g>
          <draw:g>
            <draw:line draw:style-name="gr8" draw:text-style-name="P1" draw:layer="layout" svg:x1="17.954cm" svg:y1="3.334cm" svg:x2="18.055cm" svg:y2="1.051cm">
              <text:p/>
            </draw:line>
            <draw:line draw:style-name="gr8" draw:text-style-name="P1" draw:layer="layout" svg:x1="17.954cm" svg:y1="3.334cm" svg:x2="20.237cm" svg:y2="3.435cm">
              <text:p/>
            </draw:line>
            <draw:line draw:style-name="gr8" draw:text-style-name="P1" draw:layer="layout" svg:x1="17.954cm" svg:y1="3.334cm" svg:x2="15.869cm" svg:y2="3.928cm">
              <text:p/>
            </draw:line>
          </draw:g>
          <draw:custom-shape draw:style-name="gr13" draw:text-style-name="P1" draw:layer="layout" svg:width="0.723cm" svg:height="0.723cm" draw:transform="rotate (0.277332818141847) translate (17.53cm 3.087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25" draw:text-style-name="P6" draw:layer="layout" svg:width="1.057cm" svg:height="1.535cm" svg:x="4.303cm" svg:y="17.234cm">
          <draw:text-box>
            <text:p text:style-name="P3"><text:span text:style-name="T5">J</text:span><text:span text:style-name="T6">2</text:span></text:p>
          </draw:text-box>
        </draw:frame>
        <draw:frame draw:style-name="gr4" draw:layer="layout" svg:width="1.001cm" svg:height="0.988cm" svg:x="5.888cm" svg:y="17.608cm">
          <draw:text-box>
            <text:p text:style-name="P3">J<text:span text:style-name="T7">2</text:span></text:p>
          </draw:text-box>
        </draw:frame>
        <draw:g>
          <draw:frame draw:style-name="gr4" draw:layer="layout" svg:width="1.001cm" svg:height="0.988cm" svg:x="8.418cm" svg:y="17.715cm">
            <draw:text-box>
              <text:p text:style-name="P3">J<text:span text:style-name="T7">2</text:span></text:p>
            </draw:text-box>
          </draw:frame>
          <draw:frame draw:style-name="gr4" draw:text-style-name="P7" draw:layer="layout" svg:width="0.79cm" svg:height="0.747cm" svg:x="8.746cm" svg:y="17.573cm">
            <draw:text-box>
              <text:p text:style-name="P3"><text:span text:style-name="T8">T</text:span></text:p>
            </draw:text-box>
          </draw:frame>
        </draw:g>
        <draw:g>
          <draw:frame draw:style-name="gr25" draw:text-style-name="P6" draw:layer="layout" svg:width="1.057cm" svg:height="1.535cm" svg:x="21.9cm" svg:y="12.247cm">
            <draw:text-box>
              <text:p text:style-name="P3"><text:span text:style-name="T5">J</text:span><text:span text:style-name="T6">1</text:span></text:p>
            </draw:text-box>
          </draw:frame>
          <draw:frame draw:style-name="gr4" draw:layer="layout" svg:width="0.676cm" svg:height="0.988cm" svg:x="22.299cm" svg:y="12.465cm">
            <draw:text-box>
              <text:p text:style-name="P3">'</text:p>
            </draw:text-box>
          </draw:frame>
        </draw:g>
        <draw:g>
          <draw:frame draw:style-name="gr4" draw:layer="layout" svg:width="1.001cm" svg:height="0.988cm" svg:x="20.058cm" svg:y="12.29cm">
            <draw:text-box>
              <text:p text:style-name="P3">J<text:span text:style-name="T7">1</text:span></text:p>
            </draw:text-box>
          </draw:frame>
          <draw:frame draw:style-name="gr4" draw:layer="layout" svg:width="0.676cm" svg:height="0.988cm" svg:x="20.175cm" svg:y="12.179cm">
            <draw:text-box>
              <text:p text:style-name="P3">'</text:p>
            </draw:text-box>
          </draw:frame>
        </draw:g>
        <draw:g>
          <draw:g>
            <draw:frame draw:style-name="gr4" draw:layer="layout" svg:width="1.001cm" svg:height="0.988cm" svg:x="18.744cm" svg:y="12.447cm">
              <draw:text-box>
                <text:p text:style-name="P3">J<text:span text:style-name="T7">1</text:span></text:p>
              </draw:text-box>
            </draw:frame>
            <draw:frame draw:style-name="gr4" draw:text-style-name="P7" draw:layer="layout" svg:width="0.79cm" svg:height="0.747cm" svg:x="19.072cm" svg:y="12.305cm">
              <draw:text-box>
                <text:p text:style-name="P3"><text:span text:style-name="T8">T</text:span></text:p>
              </draw:text-box>
            </draw:frame>
          </draw:g>
          <draw:frame draw:style-name="gr4" draw:layer="layout" svg:width="0.676cm" svg:height="0.988cm" svg:x="18.831cm" svg:y="12.215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1.923cm" svg:y="10.356cm">
            <draw:text-box>
              <text:p text:style-name="P3">x<text:span text:style-name="T7">0</text:span></text:p>
            </draw:text-box>
          </draw:frame>
          <draw:frame draw:style-name="gr4" draw:layer="layout" svg:width="0.676cm" svg:height="0.988cm" svg:x="22.195cm" svg:y="10.259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0.16cm" svg:y="10.272cm">
            <draw:text-box>
              <text:p text:style-name="P3">v<text:span text:style-name="T7">0</text:span></text:p>
            </draw:text-box>
          </draw:frame>
          <draw:frame draw:style-name="gr4" draw:layer="layout" svg:width="0.676cm" svg:height="0.988cm" svg:x="20.422cm" svg:y="10.162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98cm" svg:y="10.301cm">
            <draw:text-box>
              <text:p text:style-name="P3">f<text:span text:style-name="T7">0</text:span></text:p>
            </draw:text-box>
          </draw:frame>
          <draw:frame draw:style-name="gr4" draw:layer="layout" svg:width="0.676cm" svg:height="0.988cm" svg:x="19.209cm" svg:y="10.165cm">
            <draw:text-box>
              <text:p text:style-name="P3">'</text:p>
            </draw:text-box>
          </draw:frame>
        </draw:g>
        <draw:g>
          <draw:frame draw:style-name="gr23" draw:text-style-name="P3" draw:layer="layout" svg:width="1.192cm" svg:height="0.988cm" svg:x="22.313cm" svg:y="14.989cm">
            <draw:text-box>
              <text:p text:style-name="P3"><text:span text:style-name="T4">x</text:span><text:span text:style-name="T3">1</text:span></text:p>
            </draw:text-box>
          </draw:frame>
          <draw:frame draw:style-name="gr4" draw:layer="layout" svg:width="0.676cm" svg:height="0.988cm" svg:x="22.612cm" svg:y="14.907cm">
            <draw:text-box>
              <text:p text:style-name="P3">'</text:p>
            </draw:text-box>
          </draw:frame>
        </draw:g>
        <draw:g>
          <draw:frame draw:style-name="gr27" draw:text-style-name="P3" draw:layer="layout" svg:width="1.192cm" svg:height="1.073cm" svg:x="20.435cm" svg:y="14.959cm">
            <draw:text-box>
              <text:p text:style-name="P3">v<text:span text:style-name="T3">1</text:span></text:p>
            </draw:text-box>
          </draw:frame>
          <draw:frame draw:style-name="gr4" draw:layer="layout" svg:width="0.676cm" svg:height="0.988cm" svg:x="20.747cm" svg:y="14.87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79cm" svg:y="14.987cm">
            <draw:text-box>
              <text:p text:style-name="P3">f<text:span text:style-name="T3">1</text:span></text:p>
            </draw:text-box>
          </draw:frame>
          <draw:frame draw:style-name="gr4" draw:layer="layout" svg:width="0.676cm" svg:height="0.988cm" svg:x="18.977cm" svg:y="14.773cm">
            <draw:text-box>
              <text:p text:style-name="P3">'</text:p>
            </draw:text-box>
          </draw:frame>
        </draw:g>
        <draw:g>
          <draw:frame draw:style-name="gr23" draw:text-style-name="P3" draw:layer="layout" svg:width="1.192cm" svg:height="0.988cm" svg:x="22.366cm" svg:y="19.333cm">
            <draw:text-box>
              <text:p text:style-name="P3"><text:span text:style-name="T4">x</text:span><text:span text:style-name="T3">2</text:span></text:p>
            </draw:text-box>
          </draw:frame>
          <draw:frame draw:style-name="gr4" draw:layer="layout" svg:width="0.676cm" svg:height="0.988cm" svg:x="22.623cm" svg:y="19.212cm">
            <draw:text-box>
              <text:p text:style-name="P3">'</text:p>
            </draw:text-box>
          </draw:frame>
        </draw:g>
        <draw:g>
          <draw:frame draw:style-name="gr4" draw:layer="layout" svg:width="1.192cm" svg:height="0.988cm" svg:x="20.765cm" svg:y="19.193cm">
            <draw:text-box>
              <text:p text:style-name="P3">v<text:span text:style-name="T3">2</text:span></text:p>
            </draw:text-box>
          </draw:frame>
          <draw:frame draw:style-name="gr4" draw:layer="layout" svg:width="0.676cm" svg:height="0.988cm" svg:x="21.026cm" svg:y="19.058cm">
            <draw:text-box>
              <text:p text:style-name="P3">'</text:p>
            </draw:text-box>
          </draw:frame>
          <draw:frame draw:style-name="gr4" draw:layer="layout" svg:width="0.676cm" svg:height="0.988cm" svg:x="21.027cm" svg:y="19.058cm">
            <draw:text-box>
              <text:p text:style-name="P3">'</text:p>
            </draw:text-box>
          </draw:frame>
        </draw:g>
        <draw:g>
          <draw:frame draw:style-name="gr4" draw:layer="layout" svg:width="1.039cm" svg:height="0.988cm" svg:x="18.709cm" svg:y="19.22cm">
            <draw:text-box>
              <text:p text:style-name="P3">f<text:span text:style-name="T3">2</text:span></text:p>
            </draw:text-box>
          </draw:frame>
          <draw:frame draw:style-name="gr4" draw:layer="layout" svg:width="0.676cm" svg:height="0.988cm" svg:x="18.901cm" svg:y="19.032cm">
            <draw:text-box>
              <text:p text:style-name="P3">'</text:p>
            </draw:text-box>
          </draw:frame>
        </draw:g>
        <draw:g>
          <draw:frame draw:style-name="gr25" draw:text-style-name="P6" draw:layer="layout" svg:width="1.057cm" svg:height="1.535cm" svg:x="21.643cm" svg:y="17.291cm">
            <draw:text-box>
              <text:p text:style-name="P3"><text:span text:style-name="T5">J</text:span><text:span text:style-name="T6">2</text:span></text:p>
            </draw:text-box>
          </draw:frame>
          <draw:frame draw:style-name="gr4" draw:layer="layout" svg:width="0.676cm" svg:height="0.988cm" svg:x="22.08cm" svg:y="17.453cm">
            <draw:text-box>
              <text:p text:style-name="P3">'</text:p>
            </draw:text-box>
          </draw:frame>
        </draw:g>
        <draw:g>
          <draw:frame draw:style-name="gr4" draw:layer="layout" svg:width="1.001cm" svg:height="0.988cm" svg:x="20.24cm" svg:y="17.392cm">
            <draw:text-box>
              <text:p text:style-name="P3">J<text:span text:style-name="T7">2</text:span></text:p>
            </draw:text-box>
          </draw:frame>
          <draw:frame draw:style-name="gr4" draw:layer="layout" svg:width="0.676cm" svg:height="0.988cm" svg:x="20.391cm" svg:y="17.234cm">
            <draw:text-box>
              <text:p text:style-name="P3">'</text:p>
            </draw:text-box>
          </draw:frame>
        </draw:g>
        <draw:g>
          <draw:g>
            <draw:frame draw:style-name="gr4" draw:layer="layout" svg:width="1.001cm" svg:height="0.988cm" svg:x="18.71cm" svg:y="17.665cm">
              <draw:text-box>
                <text:p text:style-name="P3">J<text:span text:style-name="T7">2</text:span></text:p>
              </draw:text-box>
            </draw:frame>
            <draw:frame draw:style-name="gr4" draw:text-style-name="P7" draw:layer="layout" svg:width="0.79cm" svg:height="0.747cm" svg:x="19.038cm" svg:y="17.523cm">
              <draw:text-box>
                <text:p text:style-name="P3"><text:span text:style-name="T8">T</text:span></text:p>
              </draw:text-box>
            </draw:frame>
          </draw:g>
          <draw:frame draw:style-name="gr4" draw:layer="layout" svg:width="0.676cm" svg:height="0.988cm" svg:x="18.804cm" svg:y="17.426cm">
            <draw:text-box>
              <text:p text:style-name="P3">'</text:p>
            </draw:text-box>
          </draw:frame>
        </draw:g>
        <draw:custom-shape draw:style-name="gr26" draw:text-style-name="P1" draw:layer="layout" svg:width="4.936cm" svg:height="2.5cm" svg:x="18.5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21cm" svg:height="3cm" svg:x="18.479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4.964cm" svg:height="1.698cm" svg:x="18.5cm" svg:y="18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7-10-13T13:44:10</meta:creation-date>
    <dc:date>2011-04-13T09:43:54</dc:date>
    <meta:editing-cycles>22</meta:editing-cycles>
    <meta:editing-duration>PT17H53M36S</meta:editing-duration>
    <dc:creator>François Faure</dc:creator>
    <meta:document-statistic meta:object-count="480"/>
    <meta:user-defined meta:name="Info 1"/>
    <meta:user-defined meta:name="Info 2"/>
    <meta:user-defined meta:name="Info 3"/>
    <meta:user-defined meta:name="Info 4"/>
  </office:meta>
</office:document-meta>
</file>